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136d13"/>
    </style:style>
    <style:style style:name="P3" style:family="paragraph" style:parent-style-name="Standard" style:list-style-name="L1">
      <style:text-properties officeooo:rsid="00136d13" officeooo:paragraph-rsid="00136d13"/>
    </style:style>
    <style:style style:name="P4" style:family="paragraph" style:parent-style-name="Standard" style:list-style-name="L1">
      <style:text-properties officeooo:rsid="0014c622" officeooo:paragraph-rsid="0014c622"/>
    </style:style>
    <style:style style:name="P5" style:family="paragraph" style:parent-style-name="Standard">
      <style:text-properties officeooo:rsid="0014c622" officeooo:paragraph-rsid="0014c622"/>
    </style:style>
    <style:style style:name="P6" style:family="paragraph" style:parent-style-name="Standard" style:list-style-name="L2">
      <style:text-properties officeooo:rsid="0014c622" officeooo:paragraph-rsid="0014c622"/>
    </style:style>
    <style:style style:name="P7" style:family="paragraph" style:parent-style-name="Standard" style:list-style-name="L2">
      <style:text-properties officeooo:rsid="0014c622" officeooo:paragraph-rsid="00157779"/>
    </style:style>
    <style:style style:name="P8" style:family="paragraph" style:parent-style-name="Standard" style:list-style-name="L2">
      <style:text-properties officeooo:rsid="00157779" officeooo:paragraph-rsid="00157779"/>
    </style:style>
    <style:style style:name="P9" style:family="paragraph" style:parent-style-name="Standard">
      <style:text-properties officeooo:rsid="00157779" officeooo:paragraph-rsid="00157779"/>
    </style:style>
    <style:style style:name="P10" style:family="paragraph" style:parent-style-name="Standard" style:list-style-name="L2">
      <style:text-properties fo:font-weight="bold" officeooo:rsid="00157779" officeooo:paragraph-rsid="00157779" style:font-weight-asian="bold" style:font-weight-complex="bold"/>
    </style:style>
    <style:style style:name="T1" style:family="text">
      <style:text-properties officeooo:rsid="00136d13"/>
    </style:style>
    <style:style style:name="T2" style:family="text">
      <style:text-properties style:text-position="super 58%"/>
    </style:style>
    <style:style style:name="T3" style:family="text">
      <style:text-properties officeooo:rsid="00168db6"/>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410278406" text:style-name="L1">
        <text:list-item>
          <text:p text:style-name="P1">Descrivere la gestione delle eccezioni fornendo appropriati esempi in Java. Descrivere la differenza tra eccezione controllata ed eccezione non controllata in Java. Scrivere un esempio di classe che modelli una eccezione controllata e un esempio di classe che modelli una eccezione non controllata. <text:s/>Commentare il codice scritto.</text:p>
          <text:p text:style-name="P1"/>
        </text:list-item>
        <text:list-item>
          <text:p text:style-name="P1">Identificare il/i contenitori più appropriati per la modellazione di <text:s/>(a) un insieme di Prodotti distinti e ordinati rispetto a un criterio (InsiemeProdottiOrdinato) (b) un insieme di Prodotti distinti e non necessariamente ordinati (InsiemeProdotti). <text:s text:c="2"/></text:p>
          <text:p text:style-name="P1"/>
          <text:p text:style-name="P1">Ciascun Prodotto è modellato dai campi, codice prodotto, nome, prezzo. <text:s text:c="2"/>Due prodotti sono distinti se hanno diverso codice prodotto I criteri per l'ordinamento possibili sono due: ordinare rispetto a nome oppure ordinare rispetto a codice prodotto. <text:s/></text:p>
          <text:p text:style-name="P1"/>
          <text:p text:style-name="P1">Implementare le classi <text:s/>InsiemeProdottiOrdinato <text:s/>e InsiemeProdotti e le classi ad esse correlate sia usando le Java Generics, sia ignorando la Java Generics. <text:s/>Mostrare l'istanziazione di tali classi, il popolamento degli insiemi e la stampa del contenuto degli insiemi . Commentare le differenze e il codice scritto.</text:p>
          <text:p text:style-name="P1"/>
        </text:list-item>
        <text:list-item>
          <text:p text:style-name="P1">Descrivere il ciclo di vita di un Thread. Descrivere la classe Thread e l'interfaccia Runnable. Scrivere due programmi. Entrambi creano e avviano 10 <text:s/>thread che stampano a video la <text:s/>sequenza definita come segue. X <text:s/>X+1 X+2 X+3 ... dove X è un parametro intero </text:p>
          <text:p text:style-name="P1"/>
          <text:p text:style-name="P1">Nel primo programma mostrare la definizione dei thread a mezzo della classe Thread. Nel secondo mostrare la definizione dei thread a mezzo della interfaccia Runnable. Commentare il codice scritto. </text:p>
          <text:p text:style-name="P1"/>
        </text:list-item>
        <text:list-item>
          <text:p text:style-name="P3">Scrivere un esempio di programma Java per gestire una lista di “DiscreteAttribute” senza l’uso di Java Generics e un esempio di programma Java che usa le Java Generics.</text:p>
          <text:p text:style-name="P3">Commentare vantaggi e svantaggi dei due approcci</text:p>
          <text:p text:style-name="P3"/>
        </text:list-item>
        <text:list-item>
          <text:p text:style-name="P3"><text:s/>Descrivere il meccanismo RTTI in Java. Esemplificare la risposta</text:p>
          <text:p text:style-name="P3"/>
        </text:list-item>
        <text:list-item>
          <text:p text:style-name="P3">Spiegare il significato delle parole chiave try, catch, finally, throw e throws nella gestione delle eccezioni in Java. Esemplificare la risposta. </text:p>
          <text:p text:style-name="P3"/>
        </text:list-item>
        <text:list-item>
          <text:p text:style-name="P3">Descrivere e commentare i ciclo di vita di un Thread. Scrivere un programma che crea due thread. Entrambi stamapano a video i numeri della successione di Fibonacci.</text:p>
          <text:p text:style-name="P3">0 <text:s/>1 <text:s/>1 <text:s/>2 <text:s/>3 <text:s/>5 <text:s/>8 <text:s/>13 <text:s/>21</text:p>
          <text:p text:style-name="P2"><text:span text:style-name="T1">Il primo thread si occupa di stampare un numero ogni 1000 millisecondi, il secondo stampa un numero ogni 2000 millisecondi. Commentare il codice scritto</text:span></text:p>
          <text:p text:style-name="P2"><text:s/></text:p>
        </text:list-item>
        <text:list-item>
          <text:p text:style-name="P4"><text:span text:style-name="T4">ESONERO 2018_06_05</text:span> </text:p>
          <text:p text:style-name="P4"/>
        </text:list-item>
        <text:list-item>
          <text:p text:style-name="P4">Descrivere la gestione delle eccezioni fornendo appropriati esempi in Java. Descrivere la differenza tra eccezione controllata ed eccezione non controllata in Java. Scrivere un esempio di classe che modelli una eccezione controllata e un esempio di classe che modelli una eccezione non controllata. Commentare il codice scritto.</text:p>
          <text:p text:style-name="P4"/>
        </text:list-item>
        <text:list-item>
          <text:p text:style-name="P4">Identificare il contenitore più appropriato per la modellazione del Libretto considerando la seguente specifica sintattica</text:p>
          <text:p text:style-name="P4"/>
          <text:p text:style-name="P4">creaLibretto() --&gt; Libretto // crea un libretto vuoto</text:p>
          <text:p text:style-name="P4">verbalizza(Libretto, Esame, Voto)--&gt;Libretto // inserisce la coppia (esame, voto) <text:s/>nel libretto, le istanze di esame sono uniche nel libretto</text:p>
          <text:p text:style-name="P4">leggiVoto(Libretto, Esame)--&gt;Voto // restituisce il voto associato nel libretto <text:s/>all'esame specificato in input</text:p>
          <text:p text:style-name="P4"><text:soft-page-break/>uguale(Libretto, Libretto)--&gt; Booleano // restituisce vero se i due libretti hanno gli stessi esami con gli stessi voti, falso altrimenti</text:p>
          <text:p text:style-name="P4"/>
          <text:p text:style-name="P4">Scrivere le classi in java Libretto, Esame (con proprietà nomeEsame) e Voto (con proprietà punteggio). Descrivere il meccanismo di serializzazione nel dettaglio. Scrivere il codice necessario per serializzare e deserializzare una istanza di Libretto in Java. Commentare il codice scritto.</text:p>
          <text:p text:style-name="P4"/>
        </text:list-item>
        <text:list-item>
          <text:p text:style-name="P4">Spiegare che cosa si intende per serializzazione in Java. Descrivere le condizioni che devono essere soddisfatte affinché un oggetto possa essere serializzato. Mostrare un esempio di codice Java per salvare e caricare un oggetto istanza della classe Videoteca:</text:p>
        </text:list-item>
      </text:list>
      <text:p text:style-name="P5"/>
      <text:p text:style-name="P5"><text:tab/>class Videoteca{</text:p>
      <text:p text:style-name="P5"><text:tab/></text:p>
      <text:p text:style-name="P5"><text:tab/><text:tab/>transient String password;</text:p>
      <text:p text:style-name="P5"><text:tab/><text:tab/>static Integer codiceGenerator=1;</text:p>
      <text:p text:style-name="P5"><text:tab/><text:tab/>HashMap&lt;Integer,Video&gt; hs=new HashMap&lt;Integer,Video&gt;();</text:p>
      <text:p text:style-name="P5"><text:tab/><text:tab/>addVideo(Video v) {</text:p>
      <text:p text:style-name="P5"><text:tab/><text:tab/><text:tab/>hs.put(codiceGenerator++, v);</text:p>
      <text:p text:style-name="P5"><text:tab/><text:tab/>}</text:p>
      <text:p text:style-name="P5"><text:tab/></text:p>
      <text:list xml:id="list3190574074" text:style-name="L2">
        <text:list-item>
          <text:p text:style-name="P6">Commentare i diversi usi di final in Java. Per ognuno di questi fornire un esempio.</text:p>
          <text:p text:style-name="P6"><text:s/></text:p>
        </text:list-item>
        <text:list-item>
          <text:p text:style-name="P6">Descrivere l’uso di Comparable e Comparator in Java. Mostrare come entrambi possono essere usati per popolare un TreeSet di oggetti istanza della classe Libro ordinando tali istanze sulla base del prezzo di ciascun libro (prezzo è uno dei membri della classe Libro)</text:p>
          <text:p text:style-name="P6"><text:s/></text:p>
        </text:list-item>
        <text:list-item>
          <text:p text:style-name="P6">Spiegare la differenza tra &lt;? extends&gt; e &lt;? super&gt;. Mostrare l’uso delle stesse in un esempio di programma Java.</text:p>
          <text:p text:style-name="P6"><text:s/></text:p>
        </text:list-item>
        <text:list-item>
          <text:p text:style-name="P6">Descrivere e commentare il ciclo di vita di un Thread in Java</text:p>
          <text:p text:style-name="P6"><text:s/></text:p>
        </text:list-item>
        <text:list-item>
          <text:p text:style-name="P7">Definire il ciclo di vita di un Thread. Spiegare i due meccanismi che Java mette a disposizione per scrivere una applicazione multi-threading. Scegliere uno dei due meccanismi per scrivere un programma che crea un certo numero di thread specificato come argomento del main. </text:p>
          <text:p text:style-name="P7">Ogni thread stampa a video i numeri della successione</text:p>
          <text:p text:style-name="P7">X, X-1, X-2,X-3,….</text:p>
          <text:p text:style-name="P7">Per il primo thread X=1, per il secondo X=2, per il terzo X=3, ….. Fare in modo che i thread costruiti siano daemon e spiegarne il significato. Commentare il codice scritto.</text:p>
          <text:p text:style-name="P7"/>
        </text:list-item>
        <text:list-item>
          <text:p text:style-name="P7">Descrivere l’uso di Comparable e Comparator in Java. Mostrare come entrambi possono essere usati per popolare un TreeSet di oggetti istanza della classe Cliente (campi CF, cognome, nome, Reddito) facendo in modo che clienti con stesso CF siano considerati duplicati e ordinando il Set in base al <text:s/>eddito. Commentare il codice scritto. </text:p>
          <text:p text:style-name="P7"/>
        </text:list-item>
        <text:list-item>
          <text:p text:style-name="P7">Descrivere la libreria JDBC in Java. Progettare e realizzare in Java le classi per collegarsi a un database mysql (nome utente root, password admin, database esempio), formulare ed eseguire una query (per esempio, “select CF, Reddito from Cliente”), scandire il risultato e stampare a video ciascuna tupla. Commentare il codice scritto. </text:p>
          <text:p text:style-name="P7"/>
        </text:list-item>
        <text:list-item>
          <text:p text:style-name="P7">Definire il ciclo di vita di un Thread. Spiegare i due meccanismi che Java mette a disposizione per scrivere una applicazione multi-threading. Mostrare l’uso di entrambi i meccanismi per scrivere un programma che crea 10 thread. Ogni thread stampa a video i numeri della successione infinita:</text:p>
          <text:p text:style-name="P7">X<text:span text:style-name="T2">Y</text:span>, X<text:span text:style-name="T2">2Y</text:span>, X<text:span text:style-name="T2">3Y</text:span>, X<text:span text:style-name="T2">4Y</text:span>, …. <text:s text:c="7"/>Per il primo thread X=1 e Y=-1, per il secondo X=2 e Y=-2, per il terzo X=3, Y=-3, …., per il decimo thread X=10 e Y=-10. <text:s/>Fare in modo che i thread costruiti siano daemon e spiegarne il significato. <text:s/>Commentare il codice scritto.</text:p>
          <text:p text:style-name="P7"/>
        </text:list-item>
        <text:list-item>
          <text:p text:style-name="P7"><text:soft-page-break/>Identificare il contenitore più appropriato per la modellazione del Treno. Scrivere le classi Posto (con proprietà codicePosto, categoria) e Prenotazione (con proprietà codice fiscale, nome, cognome, prezzo) e la classe Treno. <text:s/>Per la classe Treno considerare la specifica sintattica</text:p>
          <text:p text:style-name="P7">creaTreno() --&gt; Treno,</text:p>
          <text:p text:style-name="P7">prenota(Treno, Posto, Prenotazione)--&gt;Treno , // i posti sono unici nel treno rispetto a CodicePosto, la prenotazione in un posto occupato genera errore</text:p>
          <text:p text:style-name="P7">leggiPrenotazione(Treno, Posto)-→Prenotazione</text:p>
          <text:p text:style-name="P7">uguale(Treno, Treno)--&gt; Booleano</text:p>
          <text:p text:style-name="P7">Descrivere il meccanismo di serializzazione nel dettaglio. Scrivere il codice necessario per serializzare e deserializzare una istanza di Treno in Java. Commentare il codice scritto. <text:s/></text:p>
          <text:p text:style-name="P7"/>
        </text:list-item>
        <text:list-item>
          <text:p text:style-name="P7">Descrivere in maniera esaustiva le forme di RTTI tradizionale in Java fornendo appropriati esempi. Commentare il codice scritto.</text:p>
          <text:p text:style-name="P7"/>
        </text:list-item>
        <text:list-item>
          <text:p text:style-name="P10">Esonero170613</text:p>
          <text:p text:style-name="P8"><text:s/></text:p>
        </text:list-item>
        <text:list-item>
          <text:p text:style-name="P8">Descrivere il metodo forName() di Java. Mostrare un esempio di codice JAVA che mostri la utilità di tale metodo e commentarlo. </text:p>
          <text:p text:style-name="P8"/>
        </text:list-item>
        <text:list-item>
          <text:p text:style-name="P8">Determinare la collezione Java che meglio si adatta alla realizzazione di MappaNavale. Tale mappa è una griglia di celle. Ciascuna cella modella un indice di riga e un indice di colonna. <text:s/>In MappaNavale, una cella indicizza un insieme di navi posizionato nella cella. Una cella può indicizzare zero una o più navi contemporaneamente. <text:s text:c="2"/>Implementare MappaNavale e le classi ad essa correlate. Per tale classe implementare le operazioni di creaMappa , assegnaNaveACella(Cella,Nave), contaNavi(Cella). Definire MappaNavale in modo che le sue istanze siano serializzabili. Commentare il codice scritto. <text:s text:c="2"/></text:p>
          <text:p text:style-name="P8"/>
        </text:list-item>
        <text:list-item>
          <text:p text:style-name="P8">Spiegare il significato delle parole chiave try, catch, finally, throw e throws nella gestione delle eccezioni in Java. Spiegare la differenza tra Eccezioni Controllare e Non. Esemplificare la risposta. </text:p>
          <text:p text:style-name="P8"/>
        </text:list-item>
        <text:list-item>
          <text:p text:style-name="P8">Descrivere in maniera esaustiva la serializzazione in Java. Mostrare i passi necessari alla serializzazione di oggetti istanza della classe Anagrafe. A tale scopo modellare in Java le classi CodiceFiscale, Nome, ognome ed Età. CodiceFiscale, Nome e Cognome modellano un testo, Età modella un intero positivo. <text:s/>Implementare tutti i servizi per <text:s/>realizzare la serializzazione e de-serializzazione della Anagrafe. Mostrarne l’uso. </text:p>
          <text:p text:style-name="P8"><text:s/></text:p>
        </text:list-item>
        <text:list-item>
          <text:p text:style-name="P8">Definire la classe Studente i cui campi sono genere di tipo stringa, numeroEsami di tipo intero e mediaVoti di tipo reale. <text:s/>(a) Indicare il Contenitore Java considerato più idoneo per la modellazione di una collezione di Studenti (sono possibili duplicati) tenendo conto che e l'operazione richiesta con maggiore frequenza è la stampa di un elemento in una specifica posizione della collezione. Motivare la scelta e scrivere le classi Studente e Collezione. <text:s/>Commentare il codice scritto. <text:s text:c="2"/>(b) In Collezione modellare il metodo Studente max(Comparator c) che individua lo Studente massimo nella collezione rispetto ad uno specifico criterio. Mostrare l’uso dello stesso prima per ricercare lo studente con mediaVoti più alta e poi per ricercare lo studente con numeroEsami più alto. Commentare il codice scritto. <text:s text:c="2"/>(c )Modificare il codice scritto per realizzare la serializzazione delle istanze di collezione, facendo in modo che l’attributo genere sia non serializzabile. Scrivere i metodi di serializzazione e deserializzazione nella classe Collezione. Commentare il codice scritto.</text:p>
          <text:p text:style-name="P8"><text:s/></text:p>
        </text:list-item>
        <text:list-item>
          <text:p text:style-name="P8">Descrivere l’operazione di riduzione reduce nella estensione funzionale di Java. Considerare la classi definite nell’esercizio 4 e scrivere il metodo di Collezione che usi una pipeline con reduce per restituire lo studente di genere “female” nella collezione che ha sostenuto il più alto numero di esami. Commentare il codice scritto</text:p>
          <text:p text:style-name="P8"/>
        </text:list-item>
        <text:list-item>
          <text:p text:style-name="P8">Descrivere l’interfaccia funzionale standard in Java. Definire la classe Razionale (membri Numeratore e Denominatore di tipo intero), descrivere l’uso della interfaccia funzionale per processare unaLista di Razionale e stampare solo quelle con Numeratore divisibile per 2. Scrivere la classe e i metodi <text:s/>Java per realizzare il comportamento descritto. </text:p>
          <text:p text:style-name="P8"><text:soft-page-break/></text:p>
        </text:list-item>
        <text:list-item>
          <text:p text:style-name="P8">Descrivere l’interfaccia funzionale standard in Java. Definire la classe Coordinata (membri Latitudine e Longitudine), descrivere l’uso della interfaccia funzionale per processare unaLista di coordinate e stampare solo quelle con Latitudine&lt;5 e Longitudine &lt;7. Scrivere la classe e i metodi <text:s/>Java per realizzare il comportamento descritto.</text:p>
          <text:p text:style-name="P8"/>
        </text:list-item>
        <text:list-item>
          <text:p text:style-name="P8">Definire la classe Prodotto i cu campi sono id di tipo String e prezzo di tipo Float. Indicare il Contenitore Java considerato più idoneo per la modellazione di una collezione di Prodotto che mantenga solo elementi con id distinti e tenendo conto che e l'operazione richiesta con maggiore frequenza è la stampa della collezione ordinata per prezzo. Motivare la scelta e scrivere le classi Prodotto e Collezione. <text:s/>In Collezione modellare l'attributo rappresentante la collezione di Prodotto (tramite il contenitore scelto) e implementare almeno il metodo che realizza nella maniera più opportuna il servizio stampaCollezione() definito come descritto in precedenza. Commentare il codice scritto. </text:p>
          <text:p text:style-name="P8"/>
        </text:list-item>
        <text:list-item>
          <text:p text:style-name="P8">Descrivere l’operazione di riduzione reduce nella estensione funzionale di Java. Considerare la classi definite nell’esercizio <text:span text:style-name="T3">sopra</text:span> e scrivere il metodo di Collezione che usi una pipeline con reduce per restituisca il prodotto dei prezzo dei prodotto nella collezione per i prodotti con prezzo maggiore di 2.5. Commentare il codice scritto</text:p>
          <text:p text:style-name="P8"/>
        </text:list-item>
        <text:list-item>
          <text:p text:style-name="P8"><text:s/>Descrivere l’uso di Comparable e Comparator in Java. Progettare la classe Libro (campi codice, titolo, autore, prezzo) e la classe Biblioteca (campi array di Libro). Mostrare come Comparable e Comparator possono essere usati per cercare il massimo nella Biblioteca. Scrivere un main che popoli la biblioteca con almeno 5 libri e stampi a video le informazioni del libro con prezzo massimo (usando Comparable) e il libro con autore massimo (secondo il criterio alfabetico, usando Comparator ). Commentare il codice scritto.</text:p>
          <text:p text:style-name="P8"><text: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2T11:51:15.826000000</meta:creation-date>
    <dc:date>2019-06-02T12:41:03.493000000</dc:date>
    <meta:editing-duration>PT4M55S</meta:editing-duration>
    <meta:editing-cycles>1</meta:editing-cycles>
    <meta:document-statistic meta:table-count="0" meta:image-count="0" meta:object-count="0" meta:page-count="4" meta:paragraph-count="99" meta:word-count="1890" meta:character-count="12279" meta:non-whitespace-character-count="10452"/>
    <meta:generator>LibreOffice/6.2.0.3$Windows_X86_64 LibreOffice_project/98c6a8a1c6c7b144ce3cc729e34964b47ce25d62</meta:generator>
  </office:meta>
</office:document-meta>
</file>